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900000014FCB92AD03.jpg"/>
  <manifest:file-entry manifest:media-type="image/jpeg" manifest:full-path="Pictures/1000000000000190000001DF539538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10.583cm" draw:z-index="0"><draw:text-box fo:min-height="8.864cm"><text:p text:style-name="Illustration"><draw:frame draw:style-name="fr2" draw:name="graphics1" text:anchor-type="paragraph" svg:x="0.004cm" svg:y="0.002cm" svg:width="10.583cm" style:rel-width="100%" svg:height="8.864cm" style:rel-height="scale" draw:z-index="1"><draw:image xlink:href="Pictures/10000000000001900000014FCB92AD03.jpg" xlink:type="simple" xlink:show="embed" xlink:actuate="onLoad"/></draw:frame>Illustration <text:sequence text:ref-name="refIllustration0" text:name="Illustration" text:formula="ooow:Illustration+1" style:num-format="1">1</text:sequence>: Pic 1</text:p></draw:text-box></draw:frame></text:p>
      <text:p text:style-name="Standard"><draw:frame draw:style-name="fr3" draw:name="graphics2" text:anchor-type="paragraph" svg:width="10.583cm" svg:height="12.674cm" draw:z-index="2"><draw:image xlink:href="Pictures/1000000000000190000001DF5395382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ars Behrmann</meta:initial-creator>
    <meta:creation-date>2006-01-25T19:25:49</meta:creation-date>
    <dc:creator>Lars Behrmann</dc:creator>
    <dc:date>2006-01-25T19:29:19</dc:date>
    <dc:language>en-US</dc:language>
    <meta:editing-cycles>3</meta:editing-cycles>
    <meta:editing-duration>PT1M5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" meta:word-count="3" meta:character-count="21"/>
  </office:meta>
</office:document-meta>
</file>